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color="#333333" style:font-name="Droid Sans Mono" fo:font-size="10.5pt" fo:font-weight="normal" fo:background-color="#fdf6e3"/>
    </style:style>
    <style:style style:name="P2" style:family="paragraph" style:parent-style-name="Standard">
      <style:paragraph-properties style:line-height-at-least="0.198in"/>
      <style:text-properties fo:color="#333333" style:font-name="Droid Sans Mono" fo:font-size="10.5pt" fo:font-weight="normal" officeooo:rsid="0018c316" officeooo:paragraph-rsid="0018c316" fo:background-color="#fdf6e3" style:font-weight-asian="normal" style:font-weight-complex="normal"/>
    </style:style>
    <style:style style:name="P3" style:family="paragraph" style:parent-style-name="Standard">
      <style:paragraph-properties style:line-height-at-least="0.198in"/>
      <style:text-properties fo:color="#859900" style:font-name="Droid Sans Mono" fo:font-size="10.5pt" fo:font-weight="normal" fo:background-color="#fdf6e3"/>
    </style:style>
    <style:style style:name="P4" style:family="paragraph" style:parent-style-name="Standard">
      <style:paragraph-properties style:line-height-at-least="0.198in"/>
      <style:text-properties fo:color="#859900" style:font-name="Droid Sans Mono" fo:font-size="10.5pt" fo:font-weight="normal" officeooo:rsid="0018c316" officeooo:paragraph-rsid="0018c316" fo:background-color="#fdf6e3"/>
    </style:style>
    <style:style style:name="P5" style:family="paragraph" style:parent-style-name="Standard">
      <style:paragraph-properties style:line-height-at-least="0.198in"/>
      <style:text-properties fo:color="#859900" style:font-name="Droid Sans Mono" fo:font-size="10.5pt" fo:font-weight="normal" officeooo:rsid="0018c316" officeooo:paragraph-rsid="0018c316" fo:background-color="#fdf6e3" style:font-weight-asian="normal" style:font-weight-complex="normal"/>
    </style:style>
    <style:style style:name="P6" style:family="paragraph" style:parent-style-name="Standard">
      <style:paragraph-properties style:line-height-at-least="0.198in"/>
      <style:text-properties fo:color="#859900" style:font-name="Droid Sans Mono" fo:font-size="10.5pt" fo:font-weight="normal" fo:background-color="transparent"/>
    </style:style>
    <style:style style:name="P7" style:family="paragraph" style:parent-style-name="Standard">
      <style:paragraph-properties style:line-height-at-least="0.198in"/>
      <style:text-properties fo:color="#859900" style:font-name="Droid Sans Mono" fo:font-size="10.5pt" fo:font-weight="normal" officeooo:paragraph-rsid="001c4644" fo:background-color="transparent"/>
    </style:style>
    <style:style style:name="P8" style:family="paragraph" style:parent-style-name="Standard">
      <style:paragraph-properties style:line-height-at-least="0.198in"/>
      <style:text-properties fo:color="#859900" style:font-name="Droid Sans Mono" fo:font-size="10.5pt" fo:font-weight="normal" officeooo:rsid="001abe1a" officeooo:paragraph-rsid="001abe1a" fo:background-color="transparent" style:font-weight-asian="normal" style:font-weight-complex="normal"/>
    </style:style>
    <style:style style:name="P9" style:family="paragraph" style:parent-style-name="Standard">
      <style:paragraph-properties style:line-height-at-least="0.198in"/>
      <style:text-properties fo:color="#859900" style:font-name="Droid Sans Mono" fo:font-size="10.5pt" fo:font-weight="normal" officeooo:rsid="0018c316" officeooo:paragraph-rsid="0018c316" fo:background-color="transparent" style:font-weight-asian="normal" style:font-weight-complex="normal"/>
    </style:style>
    <style:style style:name="P10" style:family="paragraph" style:parent-style-name="Standard">
      <style:paragraph-properties style:line-height-at-least="0.198in"/>
      <style:text-properties fo:color="#93a1a1" style:font-name="Droid Sans Mono" fo:font-size="10.5pt" fo:font-style="italic" fo:font-weight="normal" fo:background-color="#fdf6e3"/>
    </style:style>
    <style:style style:name="P11" style:family="paragraph" style:parent-style-name="Standard">
      <style:paragraph-properties style:line-height-at-least="0.198in"/>
      <style:text-properties fo:color="#000000" style:font-name="Droid Sans Mono" fo:font-size="10.5pt" fo:font-weight="normal" officeooo:rsid="0018c316" officeooo:paragraph-rsid="0018c316" fo:background-color="transparent" style:font-weight-asian="normal" style:font-weight-complex="normal"/>
    </style:style>
    <style:style style:name="P12" style:family="paragraph" style:parent-style-name="Standard">
      <style:paragraph-properties style:line-height-at-least="0.198in"/>
      <style:text-properties fo:color="#000000" style:font-name="Droid Sans Mono" fo:font-size="10.5pt" fo:font-weight="normal" officeooo:rsid="001abe1a" officeooo:paragraph-rsid="001abe1a" fo:background-color="transparent" style:font-weight-asian="normal" style:font-weight-complex="normal"/>
    </style:style>
    <style:style style:name="P13" style:family="paragraph" style:parent-style-name="Standard">
      <style:paragraph-properties style:line-height-at-least="0.198in"/>
      <style:text-properties fo:color="#000000" style:font-name="Droid Sans Mono" fo:font-size="10.5pt" fo:font-weight="normal" officeooo:rsid="001abe1a" officeooo:paragraph-rsid="001b8be6" fo:background-color="transparent" style:font-weight-asian="normal" style:font-weight-complex="normal"/>
    </style:style>
    <style:style style:name="P14" style:family="paragraph" style:parent-style-name="Standard">
      <style:paragraph-properties style:line-height-at-least="0.198in"/>
      <style:text-properties fo:color="#000000" style:font-name="Droid Sans Mono" fo:font-size="10.5pt" fo:font-weight="normal" officeooo:rsid="001b8be6" officeooo:paragraph-rsid="001b8be6" fo:background-color="transparent" style:font-weight-asian="normal" style:font-weight-complex="normal"/>
    </style:style>
    <style:style style:name="P15" style:family="paragraph" style:parent-style-name="Standard">
      <style:paragraph-properties style:line-height-at-least="0.198in"/>
      <style:text-properties fo:color="#000000" style:font-name="Droid Sans Mono" fo:font-size="10.5pt" fo:font-weight="normal" officeooo:rsid="0018c316" officeooo:paragraph-rsid="0018c316" fo:background-color="transparent"/>
    </style:style>
    <style:style style:name="P16" style:family="paragraph" style:parent-style-name="Standard">
      <style:paragraph-properties style:line-height-at-least="0.198in"/>
      <style:text-properties fo:color="#000000" style:font-name="Droid Sans Mono" fo:font-size="10.5pt" fo:font-weight="normal" officeooo:rsid="001abe1a" officeooo:paragraph-rsid="001abe1a" fo:background-color="#fdf6e3" style:font-weight-asian="normal" style:font-weight-complex="normal"/>
    </style:style>
    <style:style style:name="P17" style:family="paragraph" style:parent-style-name="Text_20_body">
      <style:text-properties officeooo:rsid="0015fc52" officeooo:paragraph-rsid="0015fc52"/>
    </style:style>
    <style:style style:name="P18" style:family="paragraph" style:parent-style-name="Text_20_body">
      <style:text-properties officeooo:paragraph-rsid="0015fc52"/>
    </style:style>
    <style:style style:name="P19" style:family="paragraph" style:parent-style-name="Text_20_body">
      <style:text-properties officeooo:rsid="0017a382" officeooo:paragraph-rsid="0017a382"/>
    </style:style>
    <style:style style:name="P20" style:family="paragraph" style:parent-style-name="Text_20_body">
      <style:text-properties officeooo:paragraph-rsid="0017a382"/>
    </style:style>
    <style:style style:name="P21" style:family="paragraph" style:parent-style-name="Text_20_body">
      <style:text-properties officeooo:rsid="00186db2" officeooo:paragraph-rsid="00186db2"/>
    </style:style>
    <style:style style:name="P22" style:family="paragraph" style:parent-style-name="Text_20_body">
      <style:text-properties officeooo:paragraph-rsid="00186db2"/>
    </style:style>
    <style:style style:name="P23" style:family="paragraph" style:parent-style-name="Text_20_body">
      <style:text-properties officeooo:rsid="0018c316" officeooo:paragraph-rsid="0018c316"/>
    </style:style>
    <style:style style:name="P24" style:family="paragraph" style:parent-style-name="Text_20_body">
      <style:text-properties officeooo:paragraph-rsid="001bf4d8"/>
    </style:style>
    <style:style style:name="P25" style:family="paragraph" style:parent-style-name="Text_20_body">
      <style:text-properties officeooo:paragraph-rsid="001bf4d8" fo:background-color="transparent"/>
    </style:style>
    <style:style style:name="P26" style:family="paragraph" style:parent-style-name="Text_20_body">
      <style:text-properties officeooo:paragraph-rsid="0018c316" fo:background-color="transparent"/>
    </style:style>
    <style:style style:name="P27" style:family="paragraph" style:parent-style-name="Title">
      <style:text-properties officeooo:rsid="0015fc52" officeooo:paragraph-rsid="0015fc52"/>
    </style:style>
    <style:style style:name="P28" style:family="paragraph" style:parent-style-name="Heading_20_1">
      <style:text-properties officeooo:paragraph-rsid="0015fc52"/>
    </style:style>
    <style:style style:name="P29" style:family="paragraph" style:parent-style-name="Heading_20_1">
      <style:text-properties officeooo:paragraph-rsid="0015fc52" fo:background-color="transparent"/>
    </style:style>
    <style:style style:name="P30" style:family="paragraph" style:parent-style-name="Heading_20_1">
      <style:text-properties officeooo:rsid="0018c316" officeooo:paragraph-rsid="0018c316"/>
    </style:style>
    <style:style style:name="T1" style:family="text">
      <style:text-properties officeooo:rsid="0015fc52"/>
    </style:style>
    <style:style style:name="T2" style:family="text">
      <style:text-properties officeooo:rsid="0017a382"/>
    </style:style>
    <style:style style:name="T3" style:family="text">
      <style:text-properties fo:color="#333333" style:font-name="Droid Sans Mono" fo:font-size="10.5pt" fo:font-weight="normal" fo:background-color="#fdf6e3" loext:char-shading-value="0"/>
    </style:style>
    <style:style style:name="T4" style:family="text">
      <style:text-properties fo:color="#333333" style:font-name="Droid Sans Mono" fo:font-size="10.5pt" fo:font-weight="normal" officeooo:rsid="0017a382" fo:background-color="#fdf6e3" loext:char-shading-value="0"/>
    </style:style>
    <style:style style:name="T5" style:family="text">
      <style:text-properties fo:color="#333333" style:font-name="Droid Sans Mono" fo:font-size="10.5pt" fo:font-weight="normal" officeooo:rsid="0017a382" fo:background-color="transparent" loext:char-shading-value="0"/>
    </style:style>
    <style:style style:name="T6" style:family="text">
      <style:text-properties fo:color="#333333" style:font-name="Droid Sans Mono" fo:font-size="10.5pt" fo:font-weight="normal" officeooo:rsid="00186db2" fo:background-color="transparent" loext:char-shading-value="0"/>
    </style:style>
    <style:style style:name="T7" style:family="text">
      <style:text-properties fo:color="#333333" style:font-name="Droid Sans Mono" fo:font-size="10.5pt" fo:font-weight="normal" fo:background-color="transparent" loext:char-shading-value="0" style:font-weight-asian="normal" style:font-weight-complex="normal"/>
    </style:style>
    <style:style style:name="T8" style:family="text">
      <style:text-properties fo:color="#333333" style:font-name="Droid Sans Mono" fo:font-size="10.5pt" fo:font-weight="normal" officeooo:rsid="00186db2" fo:background-color="transparent" loext:char-shading-value="0" style:font-weight-asian="normal" style:font-weight-complex="normal"/>
    </style:style>
    <style:style style:name="T9" style:family="text">
      <style:text-properties fo:color="#333333" style:font-name="Droid Sans Mono" fo:font-size="10.5pt" fo:font-weight="normal" officeooo:rsid="0018c316" fo:background-color="transparent" loext:char-shading-value="0" style:font-weight-asian="normal" style:font-weight-complex="normal"/>
    </style:style>
    <style:style style:name="T10" style:family="text">
      <style:text-properties fo:color="#333333" style:font-name="Droid Sans Mono" fo:font-size="10.5pt" fo:font-weight="normal" officeooo:rsid="001e5c9d" fo:background-color="transparent" loext:char-shading-value="0" style:font-weight-asian="normal" style:font-weight-complex="normal"/>
    </style:style>
    <style:style style:name="T11" style:family="text">
      <style:text-properties fo:color="#333333" style:font-name="Droid Sans Mono" fo:font-size="10.5pt" fo:font-weight="bold" fo:background-color="transparent" loext:char-shading-value="0" style:font-weight-asian="bold" style:font-weight-complex="bold"/>
    </style:style>
    <style:style style:name="T12" style:family="text">
      <style:text-properties fo:color="#333333" style:font-name="Droid Sans Mono" fo:font-size="10.5pt" fo:font-weight="bold" officeooo:rsid="00186db2" fo:background-color="transparent" loext:char-shading-value="0" style:font-weight-asian="bold" style:font-weight-complex="bold"/>
    </style:style>
    <style:style style:name="T13" style:family="text">
      <style:text-properties fo:color="#333333" style:font-name="Droid Sans Mono" fo:font-size="10.5pt" fo:font-weight="bold" officeooo:rsid="0018c316" fo:background-color="transparent" loext:char-shading-value="0" style:font-weight-asian="bold" style:font-weight-complex="bold"/>
    </style:style>
    <style:style style:name="T14" style:family="text">
      <style:text-properties fo:color="#333333" style:font-name="Droid Sans Mono" fo:font-size="10.5pt" fo:font-weight="bold" officeooo:rsid="001e5c9d" fo:background-color="transparent" loext:char-shading-value="0" style:font-weight-asian="bold" style:font-weight-complex="bold"/>
    </style:style>
    <style:style style:name="T15" style:family="text">
      <style:text-properties fo:color="#333333" style:font-name="Droid Sans Mono" fo:font-size="10.5pt" fo:font-style="italic" fo:font-weight="bold" officeooo:rsid="001e5c9d" fo:background-color="transparent" loext:char-shading-value="0" style:font-weight-asian="bold" style:font-weight-complex="bold"/>
    </style:style>
    <style:style style:name="T16" style:family="text">
      <style:text-properties fo:color="#859900"/>
    </style:style>
    <style:style style:name="T17" style:family="text">
      <style:text-properties fo:color="#859900" style:font-name="Droid Sans Mono" fo:font-size="10.5pt" fo:font-weight="normal"/>
    </style:style>
    <style:style style:name="T18" style:family="text">
      <style:text-properties fo:color="#859900" style:font-name="Droid Sans Mono" fo:font-size="10.5pt" fo:font-weight="normal" fo:background-color="#fdf6e3" loext:char-shading-value="0"/>
    </style:style>
    <style:style style:name="T19" style:family="text">
      <style:text-properties fo:color="#859900" style:font-name="Droid Sans Mono" fo:font-size="10.5pt" fo:font-weight="normal" fo:background-color="#fdf6e3" loext:char-shading-value="0" style:font-weight-asian="normal" style:font-weight-complex="normal"/>
    </style:style>
    <style:style style:name="T20" style:family="text">
      <style:text-properties fo:color="#859900" style:font-name="Droid Sans Mono" fo:font-size="10.5pt" fo:font-weight="normal" style:font-weight-asian="normal" style:font-weight-complex="normal"/>
    </style:style>
    <style:style style:name="T21" style:family="text">
      <style:text-properties fo:color="#859900" style:font-name="Droid Sans Mono" fo:font-size="10.5pt" fo:font-weight="bold" officeooo:rsid="0018c316" fo:background-color="transparent" loext:char-shading-value="0" style:font-weight-asian="bold" style:font-weight-complex="bold"/>
    </style:style>
    <style:style style:name="T22" style:family="text">
      <style:text-properties fo:color="#859900" style:font-name="Droid Sans Mono" fo:font-size="10.5pt" fo:font-weight="bold" officeooo:rsid="001bf4d8" fo:background-color="transparent" loext:char-shading-value="0" style:font-weight-asian="bold" style:font-weight-complex="bold"/>
    </style:style>
    <style:style style:name="T23" style:family="text">
      <style:text-properties fo:color="#859900" fo:font-weight="bold" style:font-weight-asian="bold" style:font-weight-complex="bold"/>
    </style:style>
    <style:style style:name="T24" style:family="text">
      <style:text-properties fo:color="#859900" fo:font-weight="bold" officeooo:rsid="0018c316" style:font-weight-asian="bold" style:font-weight-complex="bold"/>
    </style:style>
    <style:style style:name="T25" style:family="text">
      <style:text-properties fo:color="#859900" fo:font-weight="bold" officeooo:rsid="001b8be6" style:font-weight-asian="bold" style:font-weight-complex="bold"/>
    </style:style>
    <style:style style:name="T26" style:family="text">
      <style:text-properties fo:background-color="transparent" loext:char-shading-value="0"/>
    </style:style>
    <style:style style:name="T27" style:family="text">
      <style:text-properties officeooo:rsid="00186db2" fo:background-color="transparent" loext:char-shading-value="0"/>
    </style:style>
    <style:style style:name="T28" style:family="text">
      <style:text-properties officeooo:rsid="0017a382" fo:background-color="transparent" loext:char-shading-value="0"/>
    </style:style>
    <style:style style:name="T29" style:family="text">
      <style:text-properties fo:font-weight="bold" style:font-weight-asian="bold" style:font-weight-complex="bold"/>
    </style:style>
    <style:style style:name="T30" style:family="text">
      <style:text-properties fo:font-weight="bold" officeooo:rsid="0018c316" style:font-weight-asian="bold" style:font-weight-complex="bold"/>
    </style:style>
    <style:style style:name="T31" style:family="text">
      <style:text-properties fo:font-weight="bold" officeooo:rsid="001abe1a" style:font-weight-asian="bold" style:font-weight-complex="bold"/>
    </style:style>
    <style:style style:name="T32" style:family="text">
      <style:text-properties fo:font-weight="bold" officeooo:rsid="001b8be6" style:font-weight-asian="bold" style:font-weight-complex="bold"/>
    </style:style>
    <style:style style:name="T33" style:family="text">
      <style:text-properties fo:font-weight="bold" officeooo:rsid="001bf4d8" style:font-weight-asian="bold" style:font-weight-complex="bold"/>
    </style:style>
    <style:style style:name="T34" style:family="text">
      <style:text-properties fo:font-weight="bold" officeooo:rsid="001c4644" style:font-weight-asian="bold" style:font-weight-complex="bold"/>
    </style:style>
    <style:style style:name="T35" style:family="text">
      <style:text-properties fo:font-weight="bold" officeooo:rsid="00186db2" fo:background-color="transparent" loext:char-shading-value="0" style:font-weight-asian="bold" style:font-weight-complex="bold"/>
    </style:style>
    <style:style style:name="T36" style:family="text">
      <style:text-properties fo:font-weight="bold" officeooo:rsid="0017a382" fo:background-color="transparent" loext:char-shading-value="0" style:font-weight-asian="bold" style:font-weight-complex="bold"/>
    </style:style>
    <style:style style:name="T37" style:family="text">
      <style:text-properties fo:font-weight="bold" officeooo:rsid="0018c316" fo:background-color="transparent" loext:char-shading-value="0"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8c316" style:font-weight-asian="normal" style:font-weight-complex="normal"/>
    </style:style>
    <style:style style:name="T40" style:family="text">
      <style:text-properties fo:font-weight="normal" officeooo:rsid="0017a382" fo:background-color="transparent" loext:char-shading-value="0" style:font-weight-asian="normal" style:font-weight-complex="normal"/>
    </style:style>
    <style:style style:name="T41" style:family="text">
      <style:text-properties officeooo:rsid="0018c316"/>
    </style:style>
    <style:style style:name="T42" style:family="text">
      <style:text-properties fo:color="#b58900"/>
    </style:style>
    <style:style style:name="T43" style:family="text">
      <style:text-properties fo:color="#b58900" style:font-name="Droid Sans Mono" fo:font-size="10.5pt" fo:font-weight="normal"/>
    </style:style>
    <style:style style:name="T44" style:family="text">
      <style:text-properties fo:color="#b58900" style:font-name="Droid Sans Mono" fo:font-size="10.5pt" fo:font-weight="normal" fo:background-color="#fdf6e3" loext:char-shading-value="0"/>
    </style:style>
    <style:style style:name="T45" style:family="text">
      <style:text-properties fo:color="#b58900" style:font-name="Droid Sans Mono" fo:font-size="10.5pt" fo:font-weight="normal" fo:background-color="#fdf6e3" loext:char-shading-value="0" style:font-weight-asian="normal" style:font-weight-complex="normal"/>
    </style:style>
    <style:style style:name="T46" style:family="text">
      <style:text-properties fo:color="#b58900" style:font-name="Droid Sans Mono" fo:font-size="10.5pt" fo:font-weight="normal" style:font-weight-asian="normal" style:font-weight-complex="normal"/>
    </style:style>
    <style:style style:name="T47" style:family="text">
      <style:text-properties fo:color="#b58900" fo:font-weight="bold" officeooo:rsid="0018c316" style:font-weight-asian="bold" style:font-weight-complex="bold"/>
    </style:style>
    <style:style style:name="T48" style:family="text">
      <style:text-properties fo:color="#268bd2"/>
    </style:style>
    <style:style style:name="T49" style:family="text">
      <style:text-properties fo:color="#268bd2" style:font-name="Droid Sans Mono" fo:font-size="10.5pt" fo:font-weight="normal"/>
    </style:style>
    <style:style style:name="T50" style:family="text">
      <style:text-properties fo:color="#268bd2" style:font-name="Droid Sans Mono" fo:font-size="10.5pt" fo:font-weight="normal" fo:background-color="#fdf6e3" loext:char-shading-value="0"/>
    </style:style>
    <style:style style:name="T51" style:family="text">
      <style:text-properties fo:color="#268bd2" style:font-name="Droid Sans Mono" fo:font-size="10.5pt" fo:font-weight="normal" fo:background-color="#fdf6e3" loext:char-shading-value="0" style:font-weight-asian="normal" style:font-weight-complex="normal"/>
    </style:style>
    <style:style style:name="T52" style:family="text">
      <style:text-properties fo:color="#268bd2" style:font-name="Droid Sans Mono" fo:font-size="10.5pt" fo:font-weight="normal" style:font-weight-asian="normal" style:font-weight-complex="normal"/>
    </style:style>
    <style:style style:name="T53" style:family="text">
      <style:text-properties fo:color="#268bd2" fo:font-weight="bold" officeooo:rsid="0018c316" style:font-weight-asian="bold" style:font-weight-complex="bold"/>
    </style:style>
    <style:style style:name="T54" style:family="text">
      <style:text-properties fo:color="#2aa198"/>
    </style:style>
    <style:style style:name="T55" style:family="text">
      <style:text-properties officeooo:rsid="001abe1a"/>
    </style:style>
    <style:style style:name="T56" style:family="text">
      <style:text-properties fo:color="#000000"/>
    </style:style>
    <style:style style:name="T57" style:family="text">
      <style:text-properties fo:color="#000000" fo:font-weight="bold" officeooo:rsid="0018c316"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Vývoj ADB Protokolu pre ESC</text:p>
      <text:p text:style-name="P17"/>
      <text:p text:style-name="P17">V tomto dokumente je uvedený doterajší postup a zmeny, ktoré boli vykonané vo FW zariadenia Pixhawk. Všetky (aj upravené) zdrojové kódy sú dostupné na: <text:a xlink:type="simple" xlink:href="https://github.com/eMrazSVK/ardupilot/tree/ardupilot_adb/libraries" text:style-name="Internet_20_link" text:visited-style-name="Visited_20_Internet_20_Link">https://github.com/eMrazSVK/ardupilot/tree/ardupilot_adb/libraries</text:a></text:p>
      <text:p text:style-name="P17"/>
      <text:h text:style-name="P28" text:outline-level="1">Implementác<text:span text:style-name="T1">i</text:span>a <text:span text:style-name="T1">knižnice “ADB_Proto”</text:span></text:h>
      <text:p text:style-name="P18"/>
      <text:p text:style-name="P19">Túto knižnicu definjú dva súbory, a to: ADB_Proto.h a ADB_Proto.cpp. Funkcie, ktoré zabezpečia základnú funkcionalitu sú (uvedené zatiaľ bez vstupov): </text:p>
      <text:p text:style-name="P19">- ADB_Proto::init()</text:p>
      <text:p text:style-name="P19">- ADB_Proto::tick()</text:p>
      <text:p text:style-name="P19">- ADB_Proto::send_frame()</text:p>
      <text:p text:style-name="P20"><text:span text:style-name="T2">Ďalej v ADB_Proto.h je definovaný dátový frame, ktorý bude posielaný jednotlivým ESC. <text:s/>Ďalšie premenné potrebné k fungovaniu sú </text:span><text:span text:style-name="T3">AP_HAL::UARTDriver </text:span><text:span text:style-name="T18">*</text:span><text:span text:style-name="T3">ADB_Port</text:span></text:p>
      <text:p text:style-name="Text_20_body"><text:span text:style-name="T3"><text:s/></text:span><text:span text:style-name="T4">a AP_SerialManager::SerialProtocol ADB_protocol. </text:span><text:span text:style-name="T5">Smerník na ADB_Port bude odkazovať na sériový port, cez ktorý budeme komunikovať. ADB_protocol </text:span><text:span text:style-name="T6">slúži ako kontrola, či zvolený sériový port komunikuje pomocou nášho protokolu.</text:span></text:p>
      <text:p text:style-name="P20"><text:span text:style-name="T28">Funkcia </text:span><text:span text:style-name="T36">init(</text:span><text:span text:style-name="T35">const AP_SerialManager &amp;serial_manager</text:span><text:span text:style-name="T36">) </text:span><text:span text:style-name="T28">vykoná </text:span><text:span text:style-name="T40">inicializáciu</text:span><text:span text:style-name="T28">, a konrétne inicializuje p</text:span><text:span text:style-name="T2">remenné frame-u (pri opakovanom posielaní sa tieto pre</text:span><text:span text:style-name="T28">menné budú len meniť). Ďalej pomocou knižnice AP_SerialManager nájdeme voľný sériový port na komunikáciu. </text:span><text:span text:style-name="T27">Ak nájde funkcia </text:span><text:span text:style-name="T35">AP_SerialManager::find_serial</text:span><text:span text:style-name="T27"> </text:span><text:span text:style-name="T28"><text:s/></text:span><text:span text:style-name="T8">vhodný port, premennej </text:span><text:span text:style-name="T12">ADB_Protocol</text:span><text:span text:style-name="T8"> priradíme náš protokol (zadefinovaný v AP_SerialManager.h – k tomuto neskôr). Ďalší dôležitý krok, ktorý sa vykoná pri inicializácií zaregistrovanie procesu (ADB_Proto.cpp, riadok 66), zaregistruje sa tam funkcia </text:span><text:span text:style-name="T12">ADB_Proto::tick()</text:span><text:span text:style-name="T8">. Ako vstup inicializačnej funkcie je serial_manager, čo je objekt, ktorý volá metódy pre správu sériových portov (UART). </text:span><text:span text:style-name="T9">(pozn. funkcia register_timer_process() by mala zaregistrovať proces do systému a mal by sa volať s 1KHz frekvenciou)</text:span></text:p>
      <text:p text:style-name="P22"><text:span text:style-name="T8">Funkcia </text:span><text:span text:style-name="T12">tick()</text:span><text:span text:style-name="T8"> obsahuje také príkazy, ktoré sa budú cyklicky vl</text:span><text:span text:style-name="T9">o</text:span><text:span text:style-name="T8">ať (preto bola v init() zaregistrovaná ako proces do systému). </text:span><text:span text:style-name="T13">ADB_Port→begin()</text:span><text:span text:style-name="T9">, spustenie UART sa vykoná tu, pretože tento príkaz musí byť zavolaný z vlákna, z ktorého sa bude komunikovať. Z iného by to nefungovalo. Ďalej je tu zatiaľ obsiahnutá aj funkcia </text:span><text:span text:style-name="T13">send_frame()</text:span><text:span text:style-name="T9">, ktorá by mala posielať cez sériový port jeden dátový frame – toto sa ešte môže zmeniť, neviem, či to nebude lepšie posielať po bytoch atď., zatiaľ to nie je podstatné. </text:span><text:span text:style-name="T10">Príkaz na posielanie cez sériový port je </text:span><text:span text:style-name="T15">ADB_Port→write(uint8_t byte); </text:span></text:p>
      <text:p text:style-name="P21"><text:span text:style-name="T14"/></text:p>
      <text:p text:style-name="P21"><text:span text:style-name="T9"/></text:p>
      <text:h text:style-name="P30" text:outline-level="1"><text:soft-page-break/>Závislosti v systéme</text:h>
      <text:p text:style-name="P23">V samotnej implementácií knižnice som ešte až tak neriešil celkové zasadenie protokolu do systému. Opíšem preto jednotlivé kroky, ktoré som uskutočnil pre to, aby som protokol ako tkaý implementoval do systému samotného.</text:p>
      <text:p text:style-name="P24"><text:span text:style-name="T41">- </text:span><text:span text:style-name="T22">config.h</text:span></text:p>
      <text:p text:style-name="P25"><text:span text:style-name="T20">#ifndef</text:span><text:span text:style-name="T46"> </text:span><text:span text:style-name="T52">ADB_PROTO_ENABLED</text:span></text:p>
      <text:p text:style-name="P26"><text:span text:style-name="T52"><text:tab/></text:span><text:span text:style-name="T17"># define</text:span><text:span text:style-name="T43"> </text:span><text:span text:style-name="T49">ADB_PROTO_ENABLED</text:span><text:span text:style-name="T43"> ENABLED</text:span></text:p>
      <text:p text:style-name="P26"><text:span text:style-name="T17"><text:s/>#endif</text:span></text:p>
      <text:p text:style-name="P3"/>
      <text:p text:style-name="P7">- <text:span text:style-name="T34">Copter.h</text:span></text:p>
      <text:p text:style-name="P1"><text:span text:style-name="T24">#if</text:span><text:span text:style-name="T47"> </text:span><text:span text:style-name="T53">ADB_PROTO_ENABLED</text:span><text:span text:style-name="T47"> </text:span><text:span text:style-name="T24">==</text:span><text:span text:style-name="T47"> </text:span><text:span text:style-name="T53">ENABLED</text:span></text:p>
      <text:p text:style-name="P1"><text:span text:style-name="T16">#include</text:span><text:span text:style-name="T42"> </text:span><text:span text:style-name="T54">&lt;ADB_Proto/ADB_Proto.h&gt;</text:span></text:p>
      <text:p text:style-name="P3">#endif</text:p>
      <text:p text:style-name="P3"/>
      <text:p text:style-name="P15">Vytvorenie objektu adb_light_proto, aby mohli byť volané metódy knižnice</text:p>
      <text:p text:style-name="P4"/>
      <text:p text:style-name="P1"><text:span text:style-name="T16">#if</text:span><text:span text:style-name="T42"> </text:span><text:span text:style-name="T48">ADB_PROTO_ENABLED</text:span><text:span text:style-name="T42"> </text:span><text:span text:style-name="T16">==</text:span><text:span text:style-name="T42"> </text:span><text:span text:style-name="T48">ENABLED</text:span></text:p>
      <text:p text:style-name="P1">ADB_Proto adb_light_proto;</text:p>
      <text:p text:style-name="P3">#endif</text:p>
      <text:p text:style-name="P3"/>
      <text:p text:style-name="P3">-<text:span text:style-name="T26"> </text:span><text:span text:style-name="T37">system.cpp</text:span></text:p>
      <text:p text:style-name="P11">Tu sa volá inicializačná funkcia</text:p>
      <text:p text:style-name="P9"/>
      <text:p text:style-name="P2"><text:span text:style-name="T16">#if</text:span><text:span text:style-name="T42"> </text:span><text:span text:style-name="T48">ADB_PROTO_ENABLED</text:span><text:span text:style-name="T42"> </text:span><text:span text:style-name="T16">==</text:span><text:span text:style-name="T42"> </text:span><text:span text:style-name="T48">ENABLED</text:span></text:p>
      <text:p text:style-name="P10">//initialize adb_protocol </text:p>
      <text:p text:style-name="P1">adb_light_proto.<text:span text:style-name="T48">init</text:span>(serial_manager);</text:p>
      <text:p text:style-name="P3">#endif</text:p>
      <text:p text:style-name="P3"/>
      <text:p text:style-name="P6">- <text:span text:style-name="T31">make.inc</text:span></text:p>
      <text:p text:style-name="P8"><text:span text:style-name="T56">Pridanie ADB_Proto, aby pre “build” bol tento priečinok viditeľný ako knižnica</text:span></text:p>
      <text:p text:style-name="P16"/>
      <text:p text:style-name="P8">-<text:span text:style-name="T29">AP_Arming.cpp.d</text:span></text:p>
      <text:p text:style-name="P12">Pridaná cesta k ADB_Proto.h</text:p>
      <text:p text:style-name="P5"/>
      <text:p text:style-name="P6"><text:span text:style-name="T30">-</text:span><text:span text:style-name="T31">AP_SerialManager.h</text:span></text:p>
      <text:p text:style-name="P12">Riadok 98 – pridanie ADB protokolu ako <text:span text:style-name="T29">SerialProtocol_ADB_Proto </text:span>s identifikátorom <text:span text:style-name="T29">14</text:span>(tento identifikátor je dôležitý, domnievam sa, ak sa nastavuje protokol napr. Cez Mission planner, je tam parameter serial5 protocol, tak tam sa napíše príslušné číslo).</text:p>
      <text:p text:style-name="P12"/>
      <text:p text:style-name="P12">Riadky 73, 74, 75 - <text:s/>definovanie BAUDu a veľkosti zásobníkov pre RX a TX (takisto sa zmenia, zatiaľ len približné hodnoty)</text:p>
      <text:p text:style-name="P12"/>
      <text:p text:style-name="P13"><text:span text:style-name="T24">-</text:span><text:span text:style-name="T23">AP_SerialManager.</text:span><text:span text:style-name="T25">cpp</text:span></text:p>
      <text:p text:style-name="P14"><text:span text:style-name="T55">R</text:span>iadok 216 – nastavenie Baudu pre príslušný port</text:p>
      <text:p text:style-name="P3"/>
      <text:p text:style-name="P3"/>
      <text:p text:style-name="P3"/>
      <text:p text:style-name="P3"><text:soft-page-break/><text:span text:style-name="T30"/></text:p>
      <text:p text:style-name="P3"><text:span text:style-name="T30"/></text:p>
      <text:p text:style-name="P23"><text:span text:style-name="T38"/></text:p>
      <text:p text:style-name="P20"><text:span text:style-name="T8"/></text:p>
      <text:p text:style-name="P20"><text:span text:style-name="T8"/></text:p>
      <text:h text:style-name="P29" text:outline-level="1"><text:s/></text:h>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3:29:47.505621058</meta:creation-date>
    <dc:date>2017-08-08T14:13:56.575119030</dc:date>
    <meta:editing-duration>PT22M35S</meta:editing-duration>
    <meta:editing-cycles>8</meta:editing-cycles>
    <meta:generator>LibreOffice/5.1.6.2$Linux_X86_64 LibreOffice_project/10m0$Build-2</meta:generator>
    <meta:document-statistic meta:table-count="0" meta:image-count="0" meta:object-count="0" meta:page-count="3" meta:paragraph-count="41" meta:word-count="460" meta:character-count="3535" meta:non-whitespace-character-count="3101"/>
  </office:meta>
</office:document-meta>
</file>